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4819in" fo:margin-left="-0.0785in" fo:margin-top="0in" fo:margin-bottom="0in" table:align="left"/>
    </style:style>
    <style:style style:name="Table1.A" style:family="table-column">
      <style:table-column-properties style:column-width="7.4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0.5pt solid #4a86e8">
        <style:background-image/>
      </style:table-cell-properties>
    </style:style>
    <style:style style:name="Table2" style:family="table">
      <style:table-properties style:width="7.4819in" fo:margin-left="-0.0785in" fo:margin-top="0in" fo:margin-bottom="0in" table:align="left"/>
    </style:style>
    <style:style style:name="Table2.A" style:family="table-column">
      <style:table-column-properties style:column-width="7.4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0694in" fo:border="0.5pt solid #000000">
        <style:background-image/>
      </style:table-cell-properties>
    </style:style>
    <style:style style:name="Table3" style:family="table">
      <style:table-properties style:width="7.4819in" fo:margin-left="-0.0785in" fo:margin-top="0in" fo:margin-bottom="0in" table:align="left"/>
    </style:style>
    <style:style style:name="Table3.A" style:family="table-column">
      <style:table-column-properties style:column-width="7.4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3f3f3" fo:padding="0.0694in" fo:border="0.5pt solid #000000">
        <style:background-image/>
      </style:table-cell-properties>
    </style:style>
    <style:style style:name="Table4" style:family="table">
      <style:table-properties style:width="7.4819in" fo:margin-left="-0.0785in" fo:margin-top="0in" fo:margin-bottom="0in" table:align="left"/>
    </style:style>
    <style:style style:name="Table4.A" style:family="table-column">
      <style:table-column-properties style:column-width="7.4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3f3f3" fo:padding="0.0694in" fo:border="0.5pt solid #4a86e8">
        <style:background-image/>
      </style:table-cell-properties>
    </style:style>
    <style:style style:name="Table5" style:family="table">
      <style:table-properties style:width="7.4819in" fo:margin-left="-0.0785in" fo:margin-top="0in" fo:margin-bottom="0in" table:align="left"/>
    </style:style>
    <style:style style:name="Table5.A" style:family="table-column">
      <style:table-column-properties style:column-width="7.48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3f3f3" fo:padding="0.0694in" fo:border="0.5pt solid #000000">
        <style:background-image/>
      </style:table-cell-properties>
    </style:style>
    <style:style style:name="P1" style:family="paragraph" style:parent-style-name="Standard">
      <style:paragraph-properties fo:margin-left="0.25in" fo:margin-right="0in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.25in" fo:margin-right="0in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5in" fo:margin-right="0in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keep-together="auto" fo:orphans="0" fo:widows="0" fo:padding="0in" fo:border="none" fo:keep-with-next="auto"/>
    </style:style>
    <style:style style:name="P5" style:family="paragraph" style:parent-style-name="Standard">
      <style:paragraph-properties fo:keep-together="auto" fo:orphans="0" fo:widows="0" fo:padding="0in" fo:border="none" fo:keep-with-next="auto"/>
    </style:style>
    <style:style style:name="P6" style:family="paragraph" style:parent-style-name="Standard">
      <style:paragraph-properties fo:line-height="100%" fo:keep-together="auto" fo:orphans="0" fo:widows="0" fo:padding="0in" fo:border="none" fo:keep-with-next="auto"/>
    </style:style>
    <style:style style:name="P7" style:family="paragraph" style:parent-style-name="Standard">
      <style:paragraph-properties fo:text-align="center" style:justify-single-word="false" fo:keep-together="auto" fo:orphans="0" fo:widows="0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00%" fo:keep-together="auto" fo:orphans="0" fo:widows="0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line-height="100%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list-style-name="WWNum1">
      <style:paragraph-properties fo:margin-left="0.5in" fo:margin-right="0in" fo:line-height="100%" fo:keep-together="auto" fo:orphans="0" fo:widows="0" fo:text-indent="-0.25in" style:auto-text-indent="false" fo:padding="0in" fo:border="none" fo:keep-with-next="auto"/>
    </style:style>
    <style:style style:name="P13" style:family="paragraph" style:parent-style-name="Heading_20_1">
      <style:paragraph-properties fo:keep-together="auto" fo:orphans="0" fo:widows="0" fo:break-before="page" fo:padding="0in" fo:border="none" fo:keep-with-next="auto"/>
    </style:style>
    <style:style style:name="P14" style:family="paragraph" style:parent-style-name="Heading_20_1">
      <style:paragraph-properties fo:keep-together="auto" fo:orphans="0" fo:widows="0" fo:padding="0in" fo:border="none" fo:keep-with-next="auto"/>
    </style:style>
    <style:style style:name="P15" style:family="paragraph" style:parent-style-name="Heading_20_2">
      <style:paragraph-properties fo:keep-together="auto" fo:orphans="0" fo:widows="0" fo:padding="0in" fo:border="none" fo:keep-with-next="auto"/>
    </style:style>
    <style:style style:name="P16" style:family="paragraph" style:parent-style-name="Title">
      <style:paragraph-properties fo:keep-together="auto" fo:orphans="0" fo:widows="0" fo:padding="0in" fo:border="none" fo:keep-with-next="auto"/>
    </style:style>
    <style:style style:name="P17" style:family="paragraph" style:parent-style-name="Subtitle" style:master-page-name="Standard">
      <style:paragraph-properties fo:keep-together="auto" fo:orphans="0" fo:widows="0" style:page-number="1" fo:padding="0in" fo:border="none" fo:keep-with-next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4a86e8"/>
    </style:style>
    <style:style style:name="T3" style:family="text">
      <style:text-properties fo:color="#4a86e8" fo:font-size="8pt" style:font-size-asian="8pt" style:font-size-complex="8pt"/>
    </style:style>
    <style:style style:name="T4" style:family="text">
      <style:text-properties fo:color="#0000ff" fo:font-size="8pt" fo:background-color="#f3f3f3" loext:char-shading-value="0" style:font-size-asian="8pt" style:font-size-complex="8pt"/>
    </style:style>
    <style:style style:name="T5" style:family="text">
      <style:text-properties fo:font-size="8pt" fo:background-color="#f3f3f3" loext:char-shading-value="0" style:font-size-asian="8pt" style:font-size-complex="8pt"/>
    </style:style>
    <style:style style:name="T6" style:family="text">
      <style:text-properties fo:color="#008b8b" fo:font-size="8pt" fo:background-color="#f3f3f3" loext:char-shading-value="0" style:font-size-asian="8pt" style:font-size-complex="8pt"/>
    </style:style>
    <style:style style:name="T7" style:family="text">
      <style:text-properties fo:color="#ff00ff" fo:font-size="8pt" fo:background-color="#f3f3f3" loext:char-shading-value="0" style:font-size-asian="8pt" style:font-size-complex="8pt"/>
    </style:style>
    <style:style style:name="T8" style:family="text">
      <style:text-properties fo:color="#a52a2a" fo:font-size="8pt" fo:font-weight="bold" fo:background-color="#f3f3f3" loext:char-shading-value="0" style:font-size-asian="8pt" style:font-weight-asian="bold" style:font-size-complex="8pt"/>
    </style:style>
    <style:style style:name="T9" style:family="text">
      <style:text-properties fo:color="#6a5acd" fo:font-size="8pt" fo:background-color="#f3f3f3" loext:char-shading-value="0" style:font-size-asian="8pt" style:font-size-complex="8pt"/>
    </style:style>
    <style:style style:name="T10" style:family="text">
      <style:text-properties fo:color="#2e8b57" fo:font-size="8pt" fo:font-weight="bold" fo:background-color="#f3f3f3" loext:char-shading-value="0" style:font-size-asian="8pt" style:font-weight-asian="bold" style:font-size-complex="8pt"/>
    </style:style>
    <style:style style:name="T11" style:family="text">
      <style:text-properties fo:background-color="#f3f3f3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bf0cet5a3s8"/>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zfn4ac31smio" text:style-name="Index_20_Link" text:visited-style-name="Index_20_Link"><text:span text:style-name="T1">Tools</text:span></text:a></text:p>
          <text:p text:style-name="P3"><text:a xlink:type="simple" xlink:href="#_u1crsreyrjek" text:style-name="Index_20_Link" text:visited-style-name="Index_20_Link"><text:span text:style-name="T1">Implementations</text:span></text:a></text:p>
          <text:p text:style-name="P3"><text:a xlink:type="simple" xlink:href="#_1fwzlbtuivu6" text:style-name="Index_20_Link" text:visited-style-name="Index_20_Link"><text:span text:style-name="T1">JSON</text:span></text:a></text:p>
          <text:p text:style-name="P3"><text:a xlink:type="simple" xlink:href="#_y97qe7id42b5" text:style-name="Index_20_Link" text:visited-style-name="Index_20_Link"><text:span text:style-name="T1">Lint</text:span></text:a></text:p>
          <text:p text:style-name="P3"><text:a xlink:type="simple" xlink:href="#_aqe5avkldvkq" text:style-name="Index_20_Link" text:visited-style-name="Index_20_Link"><text:span text:style-name="T1">Minimiser</text:span></text:a></text:p>
          <text:p text:style-name="P3"><text:a xlink:type="simple" xlink:href="#_ri5cn9t09bip" text:style-name="Index_20_Link" text:visited-style-name="Index_20_Link"><text:span text:style-name="T1">Package Manager</text:span></text:a></text:p>
          <text:p text:style-name="P3"><text:a xlink:type="simple" xlink:href="#_9eqa3xtueqa2" text:style-name="Index_20_Link" text:visited-style-name="Index_20_Link"><text:span text:style-name="T1">Standards</text:span></text:a></text:p>
          <text:p text:style-name="P1"><text:a xlink:type="simple" xlink:href="#_6ax320ueqri3" text:style-name="Index_20_Link" text:visited-style-name="Index_20_Link"><text:span text:style-name="T1">JavaScript Examples</text:span></text:a></text:p>
          <text:p text:style-name="P3"><text:a xlink:type="simple" xlink:href="#_7by45jti0vy3" text:style-name="Index_20_Link" text:visited-style-name="Index_20_Link"><text:span text:style-name="T1">Random Digits</text:span></text:a></text:p>
          <text:p text:style-name="P3"><text:a xlink:type="simple" xlink:href="#_z00k57wv65wq" text:style-name="Index_20_Link" text:visited-style-name="Index_20_Link"><text:span text:style-name="T1">Read an XML Document</text:span></text:a></text:p>
          <text:p text:style-name="P1"><text:a xlink:type="simple" xlink:href="#_9yyg8hx15pvj" text:style-name="Index_20_Link" text:visited-style-name="Index_20_Link"><text:span text:style-name="T1">Skillsoft Courses</text:span></text:a></text:p>
          <text:p text:style-name="P1"><text:a xlink:type="simple" xlink:href="#_n10q5peu2doa" text:style-name="Index_20_Link" text:visited-style-name="Index_20_Link"><text:span text:style-name="T1">References</text:span></text:a></text:p>
        </text:index-body>
      </text:table-of-content>
      <text:p text:style-name="P4"/>
      <text:p text:style-name="P4"/>
      <text:p text:style-name="P13"><text:bookmark text:name="_zfn4ac31smio"/>Tools</text:p>
      <text:p text:style-name="P15"><text:bookmark text:name="_u1crsreyrjek"/>Implementations</text:p>
      <text:p text:style-name="P8"><text:a xlink:type="simple" xlink:href="https://developer.mozilla.org/en/docs/Rhino_documentation" text:style-name="ListLabel_20_10" text:visited-style-name="ListLabel_20_10"><text:span text:style-name="T1">Rhino</text:span></text:a></text:p>
      <text:p text:style-name="P15"><text:bookmark text:name="_1fwzlbtuivu6"/>JSON</text:p>
      <text:p text:style-name="P4"><text:a xlink:type="simple" xlink:href="http://www.google.com/url?q=http%3A%2F%2Fwww.json.org%2Fjs.html&amp;sa=D&amp;sntz=1&amp;usg=AFQjCNEgrnpn64M460O_yxom2JfbXDO0Eg" text:style-name="ListLabel_20_10" text:visited-style-name="ListLabel_20_10"><text:span text:style-name="T1">JSON in JavaScript</text:span></text:a></text:p>
      <text:p text:style-name="P15"><text:bookmark text:name="_y97qe7id42b5"/>Lint</text:p>
      <text:p text:style-name="P4"><text:a xlink:type="simple" xlink:href="http://www.jslint.com/lint.html" text:style-name="ListLabel_20_10" text:visited-style-name="ListLabel_20_10"><text:span text:style-name="T1">JSLint The JavaScript Code Quality Tool</text:span></text:a></text:p>
      <text:p text:style-name="P15"><text:bookmark text:name="_aqe5avkldvkq"/>Minimiser</text:p>
      <text:p text:style-name="P4"><text:a xlink:type="simple" xlink:href="http://www.crockford.com/javascript/jsmin.html" text:style-name="ListLabel_20_10" text:visited-style-name="ListLabel_20_10"><text:span text:style-name="T1">JSMIN, The JavaScript Minifier</text:span></text:a></text:p>
      <text:p text:style-name="P15"><text:bookmark text:name="_ri5cn9t09bip"/>Package Manager</text:p>
      <text:p text:style-name="P4"><text:a xlink:type="simple" xlink:href="https://npmjs.org/" text:style-name="ListLabel_20_10" text:visited-style-name="ListLabel_20_10"><text:span text:style-name="T1">Node Packaged Modules (npm)</text:span></text:a></text:p>
      <text:p text:style-name="P15"><text:bookmark text:name="_9eqa3xtueqa2"/>Standards</text:p>
      <text:p text:style-name="P4"><text:a xlink:type="simple" xlink:href="http://www.ecma-international.org/publications/standards/Ecma-262.htm" text:style-name="ListLabel_20_10" text:visited-style-name="ListLabel_20_10"><text:span text:style-name="T1">ECMA: Standard ECMA-262</text:span></text:a></text:p>
      <text:p text:style-name="P14"><text:bookmark text:name="_6ax320ueqri3"/>JavaScript Examples</text:p>
      <text:p text:style-name="P4">I’ve finally learning about JavaScript after listening to the Google TechTalk, <text:a xlink:type="simple" xlink:href="http://googlecode.blogspot.com.au/2009/03/doug-crockford-javascript-good-parts.html" text:style-name="ListLabel_20_10" text:visited-style-name="ListLabel_20_10"><text:span text:style-name="T1">Doug Crockford: JavaScript: The Good Parts</text:span></text:a>. Here are my first couple of test scripts. I’m using <text:a xlink:type="simple" xlink:href="https://developer.mozilla.org/en/docs/Rhino_documentation" text:style-name="ListLabel_20_10" text:visited-style-name="ListLabel_20_10"><text:span text:style-name="T1">Rhino</text:span></text:a> for runtime and <text:a xlink:type="simple" xlink:href="http://www.jslint.com/lint.html" text:style-name="ListLabel_20_10" text:visited-style-name="ListLabel_20_10"><text:span text:style-name="T1">JSLint</text:span></text:a> (obviously) to check the code.</text:p>
      <text:p text:style-name="P4">Through these code examples I learnt a lot, about the tools, the language and how to integrate it to do useful stuff. It is early days, but I can see JavaScript being a valuable instrument in my tool box!</text:p>
      <text:p text:style-name="P15"><text:bookmark text:name="_7by45jti0vy3"/>Random Digits</text:p>
      <text:p text:style-name="P4">This is a simple command line script to produce random numbers from 0 to 9. The first two lines are pragmas passed to JSLint. The file <text:span text:style-name="T2">digit.j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4">/*jslint indent: 4, maxlen: 80, rhino: true */</text:span><text:span text:style-name="T5"><text:line-break/></text:span><text:span text:style-name="T4">/*global java*/</text:span><text:span text:style-name="T5"><text:line-break/><text:line-break/></text:span><text:span text:style-name="T4">// returns a semi-random digit between 0 and 9</text:span><text:span text:style-name="T5"><text:line-break/></text:span><text:span text:style-name="T6">function</text:span><text:span text:style-name="T5"> getRandomDigit() </text:span><text:span text:style-name="T6">{</text:span><text:span text:style-name="T5"><text:line-break/> <text:s text:c="3"/></text:span><text:span text:style-name="T7">'use strict'</text:span><text:span text:style-name="T5">;<text:line-break/> <text:s text:c="3"/></text:span><text:span text:style-name="T8">return</text:span><text:span text:style-name="T5"> Math.round(Math.random() * 9);<text:line-break/></text:span><text:span text:style-name="T6">}</text:span><text:span text:style-name="T5"><text:line-break/><text:line-break/></text:span><text:span text:style-name="T4">// example using array</text:span><text:span text:style-name="T5"><text:line-break/></text:span><text:span text:style-name="T6">var</text:span><text:span text:style-name="T5"> digitName = (</text:span><text:span text:style-name="T6">function</text:span><text:span text:style-name="T5"> () </text:span><text:span text:style-name="T6">{</text:span><text:span text:style-name="T5"><text:line-break/> <text:s text:c="3"/></text:span><text:span text:style-name="T7">'use strict'</text:span><text:span text:style-name="T5">;<text:line-break/> <text:s text:c="3"/></text:span><text:span text:style-name="T6">var</text:span><text:span text:style-name="T5"> names = </text:span><text:span text:style-name="T6">[</text:span><text:span text:style-name="T7">'zero'</text:span><text:span text:style-name="T5">, </text:span><text:span text:style-name="T7">'one'</text:span><text:span text:style-name="T5">, </text:span><text:span text:style-name="T7">'two'</text:span><text:span text:style-name="T5">, </text:span><text:span text:style-name="T7">'three'</text:span><text:span text:style-name="T5">, </text:span><text:span text:style-name="T7">'four'</text:span><text:span text:style-name="T5">,<text:line-break/> <text:s text:c="7"/></text:span><text:span text:style-name="T7">'five'</text:span><text:span text:style-name="T5">, </text:span><text:span text:style-name="T7">'six'</text:span><text:span text:style-name="T5">, </text:span><text:span text:style-name="T7">'seven'</text:span><text:span text:style-name="T5">, </text:span><text:span text:style-name="T7">'eight'</text:span><text:span text:style-name="T5">, </text:span><text:span text:style-name="T7">'nine'</text:span><text:span text:style-name="T6">]</text:span><text:span text:style-name="T5">;<text:line-break/> <text:s text:c="3"/></text:span><text:span text:style-name="T8">return</text:span><text:span text:style-name="T5"> </text:span><text:span text:style-name="T6">function</text:span><text:span text:style-name="T5"> (n) </text:span><text:span text:style-name="T6">{</text:span><text:span text:style-name="T5"><text:line-break/> <text:s text:c="7"/></text:span><text:span text:style-name="T8">return</text:span><text:span text:style-name="T5"> names</text:span><text:span text:style-name="T6">[</text:span><text:span text:style-name="T5">n</text:span><text:span text:style-name="T6">]</text:span><text:span text:style-name="T5">;<text:line-break/> <text:s text:c="3"/></text:span><text:span text:style-name="T6">}</text:span><text:span text:style-name="T5">;<text:line-break/></text:span><text:span text:style-name="T6">}</text:span><text:span text:style-name="T5">());<text:line-break/><text:line-break/></text:span><text:span text:style-name="T4">// example using associative array</text:span><text:span text:style-name="T5"><text:line-break/></text:span><text:span text:style-name="T6">var</text:span><text:span text:style-name="T5"> getDigitName = (</text:span><text:span text:style-name="T6">function</text:span><text:span text:style-name="T5"> () </text:span><text:span text:style-name="T6">{</text:span><text:span text:style-name="T5"><text:line-break/> <text:s text:c="3"/></text:span><text:span text:style-name="T7">'use strict'</text:span><text:span text:style-name="T5">;<text:line-break/> <text:s text:c="3"/></text:span><text:span text:style-name="T6">var</text:span><text:span text:style-name="T5"> names = </text:span><text:span text:style-name="T6">{</text:span><text:span text:style-name="T5">0 : </text:span><text:span text:style-name="T7">'zero'</text:span><text:span text:style-name="T5">, 1 : </text:span><text:span text:style-name="T7">'one'</text:span><text:span text:style-name="T5">, 2 : </text:span><text:span text:style-name="T7">'two'</text:span><text:span text:style-name="T5">,<text:line-break/> <text:s text:c="7"/>3 : </text:span><text:span text:style-name="T7">'three'</text:span><text:span text:style-name="T5">, 4 : </text:span><text:span text:style-name="T7">'four'</text:span><text:span text:style-name="T5">, 5 : </text:span><text:span text:style-name="T7">'five'</text:span><text:span text:style-name="T5">,<text:line-break/> <text:s text:c="7"/>6 : </text:span><text:span text:style-name="T7">'six'</text:span><text:span text:style-name="T5">, 7 : </text:span><text:span text:style-name="T7">'seven'</text:span><text:span text:style-name="T5">, 8 : </text:span><text:span text:style-name="T7">'eight'</text:span><text:span text:style-name="T5">,<text:line-break/> <text:s text:c="7"/>9 : </text:span><text:span text:style-name="T7">'nine'</text:span><text:span text:style-name="T5"> </text:span><text:span text:style-name="T6">}</text:span><text:span text:style-name="T5">;<text:line-break/> <text:s text:c="3"/></text:span><text:span text:style-name="T8">return</text:span><text:span text:style-name="T5"> </text:span><text:span text:style-name="T6">function</text:span><text:span text:style-name="T5"> (n) </text:span><text:span text:style-name="T6">{</text:span><text:span text:style-name="T5"><text:line-break/> <text:s text:c="7"/></text:span><text:span text:style-name="T8">return</text:span><text:span text:style-name="T5"> names</text:span><text:span text:style-name="T6">[</text:span><text:span text:style-name="T5">n</text:span><text:span text:style-name="T6">]</text:span><text:span text:style-name="T5">;<text:line-break/> <text:s text:c="3"/></text:span><text:span text:style-name="T6">}</text:span><text:span text:style-name="T5">;<text:line-break/></text:span><text:span text:style-name="T6">}</text:span><text:span text:style-name="T5">());<text:line-break/><text:line-break/></text:span><text:span text:style-name="T4">/*</text:span><text:span text:style-name="T5"><text:line-break/></text:span><text:span text:style-name="T4"> * MAIN</text:span><text:span text:style-name="T5"><text:line-break/></text:span><text:span text:style-name="T4"> */</text:span><text:span text:style-name="T5"><text:line-break/>print(</text:span><text:span text:style-name="T7">'Printing 10 random digits ...'</text:span><text:span text:style-name="T5">);<text:line-break/></text:span><text:span text:style-name="T6">var</text:span><text:span text:style-name="T5"> i;<text:line-break/></text:span><text:span text:style-name="T8">for</text:span><text:span text:style-name="T5"> (i = 0; i &lt; 10; i += 1) </text:span><text:span text:style-name="T6">{</text:span><text:span text:style-name="T5"><text:line-break/> <text:s text:c="3"/></text:span><text:span text:style-name="T6">var</text:span><text:span text:style-name="T5"> rd = getRandomDigit();<text:line-break/> <text:s text:c="3"/>print(</text:span><text:span text:style-name="T9">'\t'</text:span><text:span text:style-name="T5"> + i + </text:span><text:span text:style-name="T7">') '</text:span><text:span text:style-name="T5"> + rd + </text:span><text:span text:style-name="T7">' is '</text:span><text:span text:style-name="T5"> + getDigitName(rd));<text:line-break/></text:span><text:span text:style-name="T6">}</text:span></text:p>
          </table:table-cell>
        </table:table-row>
      </table:table>
      <text:p text:style-name="P4">Here is an example execution of this script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$ rhino digit.js</text:p>
            <text:p text:style-name="P10">Printing 10 random digits ...</text:p>
            <text:p text:style-name="P10"><text:tab/>0) 0 is zero</text:p>
            <text:p text:style-name="P10"><text:tab/>1) 6 is six</text:p>
            <text:p text:style-name="P10"><text:tab/>2) 2 is two</text:p>
            <text:p text:style-name="P10"><text:tab/>3) 1 is one</text:p>
            <text:p text:style-name="P10"><text:tab/>4) 3 is three</text:p>
            <text:p text:style-name="P10"><text:tab/>5) 2 is two</text:p>
            <text:p text:style-name="P10"><text:tab/>6) 1 is one</text:p>
            <text:p text:style-name="P10"><text:tab/>7) 6 is six</text:p>
            <text:p text:style-name="P10"><text:tab/>8) 8 is eight</text:p>
            <text:p text:style-name="P10"><text:tab/>9) 2 is two</text:p>
          </table:table-cell>
        </table:table-row>
      </table:table>
      <text:p text:style-name="P15"><text:bookmark text:name="_z00k57wv65wq"/>Read an XML Document</text:p>
      <text:p text:style-name="P4">Here I am using <text:a xlink:type="simple" xlink:href="http://www.w3schools.com/xpath/xpath_syntax.asp" text:style-name="ListLabel_20_10" text:visited-style-name="ListLabel_20_10"><text:span text:style-name="T1">XPath</text:span></text:a> to process an XML document. </text:p>
      <text:p text:style-name="P4">Here is the test data, <text:span text:style-name="T2">test.xml</text:span>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4">&lt;?</text:span><text:span text:style-name="T10">xml version</text:span><text:span text:style-name="T5">=</text:span><text:span text:style-name="T7">"1.0"</text:span><text:span text:style-name="T10"> encoding</text:span><text:span text:style-name="T5">=</text:span><text:span text:style-name="T7">"UTF-8"</text:span><text:span text:style-name="T4">?&gt;</text:span><text:span text:style-name="T5"><text:line-break/></text:span><text:span text:style-name="T6">&lt;company&gt;</text:span><text:span text:style-name="T5"><text:line-break/> <text:s/></text:span><text:span text:style-name="T6">&lt;employee </text:span><text:span text:style-name="T10">id</text:span><text:span text:style-name="T5">=</text:span><text:span text:style-name="T7">"003"</text:span><text:span text:style-name="T6">&gt;</text:span><text:span text:style-name="T5">frank</text:span><text:span text:style-name="T6">&lt;/employee&gt;</text:span><text:span text:style-name="T5"><text:line-break/> <text:s/></text:span><text:span text:style-name="T6">&lt;turnover&gt;</text:span><text:span text:style-name="T5"><text:line-break/> <text:s text:c="3"/></text:span><text:span text:style-name="T6">&lt;year </text:span><text:span text:style-name="T10">id</text:span><text:span text:style-name="T5">=</text:span><text:span text:style-name="T7">"2011"</text:span><text:span text:style-name="T6">&gt;</text:span><text:span text:style-name="T5">100000</text:span><text:span text:style-name="T6">&lt;/year&gt;</text:span><text:span text:style-name="T5"><text:line-break/> <text:s text:c="3"/></text:span><text:span text:style-name="T6">&lt;year </text:span><text:span text:style-name="T10">id</text:span><text:span text:style-name="T5">=</text:span><text:span text:style-name="T7">"2012"</text:span><text:span text:style-name="T6">&gt;</text:span><text:span text:style-name="T5">140000</text:span><text:span text:style-name="T6">&lt;/year&gt;</text:span><text:span text:style-name="T5"><text:line-break/> <text:s text:c="3"/></text:span><text:span text:style-name="T6">&lt;year </text:span><text:span text:style-name="T10">id</text:span><text:span text:style-name="T5">=</text:span><text:span text:style-name="T7">"2013"</text:span><text:span text:style-name="T6">&gt;</text:span><text:span text:style-name="T5">200000</text:span><text:span text:style-name="T6">&lt;/year&gt;</text:span><text:span text:style-name="T5"><text:line-break/> <text:s/></text:span><text:span text:style-name="T6">&lt;/turnover&gt;</text:span><text:span text:style-name="T5"><text:line-break/></text:span><text:span text:style-name="T6">&lt;/company&gt;</text:span></text:p>
          </table:table-cell>
        </table:table-row>
      </table:table>
      <text:p text:style-name="P11">The script reads the document in three ways</text:p>
      <text:list xml:id="list893883521" text:style-name="WWNum1">
        <text:list-item>
          <text:p text:style-name="P12"><text:soft-page-break/>query for a specific element meeting an attribute condition</text:p>
        </text:list-item>
        <text:list-item>
          <text:p text:style-name="P12">show content of all nodes from a specific point</text:p>
        </text:list-item>
        <text:list-item>
          <text:p text:style-name="P12">show the same, but this time including the attributes</text:p>
        </text:list-item>
      </text:list>
      <text:p text:style-name="P6">The script, <text:span text:style-name="T2">loadxml.js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4">/*jslint indent: 4, maxlen: 80, rhino: true */</text:span><text:span text:style-name="T5"><text:line-break/></text:span><text:span text:style-name="T4">/*global java, javax, org*/</text:span><text:span text:style-name="T11"><text:line-break/><text:line-break/></text:span><text:span text:style-name="T4">// returns a semi-random digit between 0 and 9</text:span><text:span text:style-name="T5"><text:line-break/></text:span><text:span text:style-name="T6">function</text:span><text:span text:style-name="T5"> loadXml(fileName) </text:span><text:span text:style-name="T6">{</text:span><text:span text:style-name="T5"><text:line-break/> <text:s text:c="3"/></text:span><text:span text:style-name="T7">'use strict'</text:span><text:span text:style-name="T5">;<text:line-break/> <text:s text:c="3"/></text:span><text:span text:style-name="T6">var</text:span><text:span text:style-name="T5"> dbFactory = javax.xml.parsers.DocumentBuilderFactory.newInstance(),<text:line-break/> <text:s text:c="7"/>dBuilder = dbFactory.newDocumentBuilder(),<text:line-break/> <text:s text:c="7"/>xmlFile = java.io.File(fileName),<text:line-break/> <text:s text:c="7"/>xmlDoc = dBuilder.parse(xmlFile);<text:line-break/> <text:s text:c="3"/>xmlDoc.normalizeDocument();<text:line-break/> <text:s text:c="3"/></text:span><text:span text:style-name="T8">return</text:span><text:span text:style-name="T5"> xmlDoc;<text:line-break/></text:span><text:span text:style-name="T6">}</text:span><text:span text:style-name="T5"><text:line-break/><text:line-break/></text:span><text:span text:style-name="T4">// constructor</text:span><text:span text:style-name="T5"><text:line-break/></text:span><text:span text:style-name="T6">function</text:span><text:span text:style-name="T5"> DocumentNodes(xmlDoc) </text:span><text:span text:style-name="T6">{</text:span><text:span text:style-name="T5"><text:line-break/> <text:s text:c="3"/></text:span><text:span text:style-name="T7">'use strict'</text:span><text:span text:style-name="T5">;<text:line-break/> <text:s text:c="3"/></text:span><text:span text:style-name="T4">//var my = this;</text:span><text:span text:style-name="T5"><text:line-break/> <text:s text:c="3"/></text:span><text:span text:style-name="T6">this</text:span><text:span text:style-name="T5">.xmlDoc = xmlDoc;<text:line-break/> <text:s text:c="3"/></text:span><text:span text:style-name="T6">this</text:span><text:span text:style-name="T5">.xpFactory = javax.xml.xpath.XPathFactory.newInstance();<text:line-break/> <text:s text:c="3"/></text:span><text:span text:style-name="T6">this</text:span><text:span text:style-name="T5">.xpath = </text:span><text:span text:style-name="T6">this</text:span><text:span text:style-name="T5">.xpFactory.newXPath();<text:line-break/> <text:s text:c="3"/></text:span><text:span text:style-name="T4">// return node set of a specific type for a given expression</text:span><text:span text:style-name="T5"><text:line-break/> <text:s text:c="3"/></text:span><text:span text:style-name="T6">this</text:span><text:span text:style-name="T5">.get = </text:span><text:span text:style-name="T6">function</text:span><text:span text:style-name="T5"> (expression, type) </text:span><text:span text:style-name="T6">{</text:span><text:span text:style-name="T5"><text:line-break/> <text:s text:c="7"/></text:span><text:span text:style-name="T6">var</text:span><text:span text:style-name="T5"> xpexpression = </text:span><text:span text:style-name="T6">this</text:span><text:span text:style-name="T5">.xpath.compile(expression);<text:line-break/> <text:s text:c="7"/></text:span><text:span text:style-name="T8">return</text:span><text:span text:style-name="T5"> xpexpression.evaluate(</text:span><text:span text:style-name="T6">this</text:span><text:span text:style-name="T5">.xmlDoc, type);<text:line-break/> <text:s text:c="3"/></text:span><text:span text:style-name="T6">}</text:span><text:span text:style-name="T5">;<text:line-break/></text:span><text:span text:style-name="T6">}</text:span><text:span text:style-name="T5"><text:line-break/><text:line-break/></text:span><text:span text:style-name="T4">/**************************************</text:span><text:span text:style-name="T5"><text:line-break/></text:span><text:span text:style-name="T4"> * MAIN</text:span><text:span text:style-name="T5"><text:line-break/></text:span><text:span text:style-name="T4"> **************************************/</text:span><text:span text:style-name="T5"><text:line-break/></text:span><text:span text:style-name="T4">// load document</text:span><text:span text:style-name="T5"><text:line-break/></text:span><text:span text:style-name="T6">var</text:span><text:span text:style-name="T5"> xmlDoc = loadXml(</text:span><text:span text:style-name="T7">'test.xml'</text:span><text:span text:style-name="T5">);<text:line-break/><text:line-break/></text:span><text:span text:style-name="T4">// read using xpath</text:span><text:span text:style-name="T5"><text:line-break/></text:span><text:span text:style-name="T6">var</text:span><text:span text:style-name="T5"> nodes = </text:span><text:span text:style-name="T8">new</text:span><text:span text:style-name="T5"> DocumentNodes(xmlDoc);<text:line-break/></text:span><text:span text:style-name="T6">var</text:span><text:span text:style-name="T5"> results = nodes.get(</text:span><text:span text:style-name="T7">'/company/turnover/year[@id=2012]'</text:span><text:span text:style-name="T5">,<text:line-break/> <text:s text:c="15"/>javax.xml.xpath.XPathConstants.NODESET);<text:line-break/><text:line-break/></text:span><text:span text:style-name="T4">// show a specific year</text:span><text:span text:style-name="T5"><text:line-break/></text:span><text:span text:style-name="T6">var</text:span><text:span text:style-name="T5"> i;<text:line-break/></text:span><text:span text:style-name="T8">for</text:span><text:span text:style-name="T5"> (i = 0; i &lt; results.getLength(); i += 1) </text:span><text:span text:style-name="T6">{</text:span><text:span text:style-name="T5"><text:line-break/> <text:s text:c="3"/></text:span><text:span text:style-name="T6">var</text:span><text:span text:style-name="T5"> node = results.item(i).getFirstChild();<text:line-break/> <text:s text:c="3"/>print(</text:span><text:span text:style-name="T7">'Year 2012 has turnover of '</text:span><text:span text:style-name="T5"> + node.getTextContent());<text:line-break/></text:span><text:span text:style-name="T6">}</text:span><text:span text:style-name="T5"><text:line-break/><text:line-break/></text:span><text:span text:style-name="T4">// show all years</text:span><text:span text:style-name="T5"><text:line-break/>results = nodes.get(</text:span><text:span text:style-name="T7">'/company/turnover/*'</text:span><text:span text:style-name="T5">,<text:line-break/> <text:s text:c="11"/>javax.xml.xpath.XPathConstants.NODESET);<text:line-break/></text:span><text:span text:style-name="T8">for</text:span><text:span text:style-name="T5"> (i = 0; i &lt; results.getLength(); i += 1) </text:span><text:span text:style-name="T6">{</text:span><text:span text:style-name="T5"><text:line-break/> <text:s text:c="3"/>print(results.item(i).getTextContent());<text:line-break/></text:span><text:span text:style-name="T6">}</text:span><text:span text:style-name="T5"><text:line-break/><text:line-break/></text:span><text:span text:style-name="T4">// show attributes and value for each year</text:span><text:span text:style-name="T5"><text:line-break/></text:span><text:span text:style-name="T8">for</text:span><text:span text:style-name="T5"> (i = 0; i &lt; results.getLength(); i += 1) </text:span><text:span text:style-name="T6">{</text:span><text:span text:style-name="T5"><text:line-break/> <text:s text:c="3"/></text:span><text:span text:style-name="T8">if</text:span><text:span text:style-name="T5"> (results.item(i).hasAttributes()) </text:span><text:span text:style-name="T6">{</text:span><text:span text:style-name="T5"><text:line-break/> <text:s text:c="7"/>print(results.item(i).getTextContent() + </text:span><text:span text:style-name="T7">' has attributes'</text:span><text:span text:style-name="T5">);<text:line-break/> <text:s text:c="7"/></text:span><text:span text:style-name="T6">var</text:span><text:span text:style-name="T5"> attribs = results.item(i).getAttributes();<text:line-break/> <text:s text:c="7"/></text:span><text:span text:style-name="T6">var</text:span><text:span text:style-name="T5"> j;<text:line-break/> <text:s text:c="7"/></text:span><text:span text:style-name="T8">for</text:span><text:span text:style-name="T5"> (j = 0; j &lt; attribs.getLength(); j += 1) </text:span><text:span text:style-name="T6">{</text:span><text:span text:style-name="T5"><text:line-break/> <text:s text:c="11"/></text:span><text:span text:style-name="T6">var</text:span><text:span text:style-name="T5"> n = attribs.item(j);<text:line-break/> <text:s text:c="11"/>print(</text:span><text:span text:style-name="T9">'\t'</text:span><text:span text:style-name="T5"> + n.getNodeName() + </text:span><text:span text:style-name="T7">' = '</text:span><text:span text:style-name="T5"> + n.getNodeValue());<text:line-break/> <text:s text:c="7"/></text:span><text:span text:style-name="T6">}</text:span><text:span text:style-name="T5"><text:line-break/> <text:s text:c="3"/></text:span><text:span text:style-name="T6">}</text:span><text:span text:style-name="T5"><text:line-break/></text:span><text:span text:style-name="T6">}</text:span></text:p>
          </table:table-cell>
        </table:table-row>
      </table:table>
      <text:p text:style-name="P4">And here is the output of this scripts execution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$ rhino loadxml.js </text:p>
            <text:p text:style-name="P10">Year 2012 has turnover of 140000</text:p>
            <text:p text:style-name="P10">100000</text:p>
            <text:p text:style-name="P10">140000</text:p>
            <text:p text:style-name="P10">200000</text:p>
            <text:p text:style-name="P10">100000 has attributes</text:p>
            <text:p text:style-name="P10"><text:tab/>id = 2011</text:p>
            <text:p text:style-name="P10">140000 has attributes</text:p>
            <text:p text:style-name="P10"><text:tab/>id = 2012</text:p>
            <text:p text:style-name="P10">200000 has attributes</text:p>
            <text:p text:style-name="P10"><text:tab/>id = 2013</text:p>
          </table:table-cell>
        </table:table-row>
      </table:table>
      <text:p text:style-name="P14"><text:bookmark text:name="_9yyg8hx15pvj"/>Skillsoft Courses</text:p>
      <text:p text:style-name="P4"><text:a xlink:type="simple" xlink:href="http://learning.acm.org/skillsoft/detail.cfm?id=sl_jasc_a01_it_enus" text:style-name="ListLabel_20_10" text:visited-style-name="ListLabel_20_10"><text:span text:style-name="T1">JavaScript Language Basics</text:span></text:a></text:p>
      <text:p text:style-name="P4"><text:a xlink:type="simple" xlink:href="http://learning.acm.org/skillsoft/detail.cfm?id=sl_jasc_a05_it_enus" text:style-name="ListLabel_20_10" text:visited-style-name="ListLabel_20_10"><text:span text:style-name="T1">JavaScript: Advanced Browser Scripting and DHTML</text:span></text:a></text:p>
      <text:p text:style-name="P4"><text:a xlink:type="simple" xlink:href="http://learning.acm.org/skillsoft/detail.cfm?id=sl_jasc_a04_it_enus" text:style-name="ListLabel_20_10" text:visited-style-name="ListLabel_20_10"><text:span text:style-name="T1">JavaScript: Browser Scripting Fundamentals</text:span></text:a></text:p>
      <text:p text:style-name="P4"><text:a xlink:type="simple" xlink:href="http://learning.acm.org/skillsoft/detail.cfm?id=sl_jasc_a03_it_enus" text:style-name="ListLabel_20_10" text:visited-style-name="ListLabel_20_10"><text:span text:style-name="T1">JavaScript: Functions and Regular Expressions</text:span></text:a></text:p>
      <text:p text:style-name="P4"><text:a xlink:type="simple" xlink:href="http://learning.acm.org/skillsoft/detail.cfm?id=sl_jasc_a02_it_enus" text:style-name="ListLabel_20_10" text:visited-style-name="ListLabel_20_10"><text:span text:style-name="T1">JavaScript: Objects and Object-oriented Programming</text:span></text:a></text:p>
      <text:p text:style-name="P14"><text:bookmark text:name="_r5kt5pbeozxk"/>Javascript Language Sugar (one liners)</text:p>
      <text:p text:style-name="P8">//Hello World Program Which is Palindrome</text:p>
      <text:p text:style-name="P8">(alert)('Hello, World') &amp;&amp; ('dlroW ,olleH')(trela)</text:p>
      <text:p text:style-name="P8"/>
      <text:p text:style-name="P8">//Reverse a string</text:p>
      <text:p text:style-name="P8">"this is a string".split("").reverse().join("");</text:p>
      <text:p text:style-name="P8"/>
      <text:p text:style-name="P8">//Trim a string</text:p>
      <text:p text:style-name="P8">" Hello World ".replace(/^\s*|\s*$/g,'')</text:p>
      <text:p text:style-name="P8"/>
      <text:p text:style-name="P8">//HTML escape</text:p>
      <text:p text:style-name="P8">"&lt;b&gt;Hello HTML&lt;/b&gt;".replace(/([&amp;&lt;&gt;])/g,function (c) {return "&amp;" + {"&amp;": "amp","&lt;": "lt","&gt;": "gt"}[c] + ";";});</text:p>
      <text:p text:style-name="P8"/>
      <text:p text:style-name="P8"><text:soft-page-break/>//Shuffle an array</text:p>
      <text:p text:style-name="P8">[1,2,3,4,5].sort(function(){return (4*Math.random()&gt;2)?1:-1})</text:p>
      <text:p text:style-name="P8"/>
      <text:p text:style-name="P8">//Detect IE</text:p>
      <text:p text:style-name="P8">isIE='\v'=='v';</text:p>
      <text:p text:style-name="P8"/>
      <text:p text:style-name="P8">//Force String to be a Number (multiply or divide by 1)</text:p>
      <text:p text:style-name="P8">"100"*1</text:p>
      <text:p text:style-name="P8"/>
      <text:p text:style-name="P8">//Force to be boolean</text:p>
      <text:p text:style-name="P8">!!"some value"</text:p>
      <text:p text:style-name="P8"/>
      <text:p text:style-name="P8">//Converting string to Leet</text:p>
      <text:p text:style-name="P8">"Hello Hacker".replace(/[a-z]/g,function f(a){return "4BCD3F6H1JKLMN0PQR57"[parseInt(a, 36)-10] || a.replace(/[a-t]/gi,f)});</text:p>
      <text:p text:style-name="P8"/>
      <text:p text:style-name="P8">//Clone an array</text:p>
      <text:p text:style-name="P8">var clone = [1,2,4,5,6,9].slice(0);</text:p>
      <text:p text:style-name="P14"><text:bookmark text:name="_n10q5peu2doa"/>References</text:p>
      <text:p text:style-name="P4"><text:a xlink:type="simple" xlink:href="http://www.ecma-international.org/publications/standards/Ecma-262.htm" text:style-name="ListLabel_20_10" text:visited-style-name="ListLabel_20_10"><text:span text:style-name="T1">Standard ECMA-262, ECMAScript Language Specification</text:span></text:a> </text:p>
      <text:p text:style-name="P4"><text:a xlink:type="simple" xlink:href="http://webcheatsheet.com/javascript/" text:style-name="ListLabel_20_10" text:visited-style-name="ListLabel_20_10"><text:span text:style-name="T1">JavaScript Cheat Sheets</text:span></text:a></text:p>
      <text:p text:style-name="P4"><text:a xlink:type="simple" xlink:href="http://javascript.crockford.com/code.html" text:style-name="ListLabel_20_10" text:visited-style-name="ListLabel_20_10"><text:span text:style-name="T1">JavaScript Code Conventions</text:span></text:a></text:p>
      <text:p text:style-name="P4"><text:a xlink:type="simple" xlink:href="http://www.junext.net/javascript/" text:style-name="ListLabel_20_10" text:visited-style-name="ListLabel_20_10"><text:span text:style-name="T1">JavaScript Quick Reference</text:span></text:a></text:p>
      <text:p text:style-name="P4"><text:a xlink:type="simple" xlink:href="http://www.w3schools.com/js/default.asp" text:style-name="ListLabel_20_10" text:visited-style-name="ListLabel_20_10"><text:span text:style-name="T1">JavaScript Tutorial</text:span></text:a></text:p>
      <text:p text:style-name="P4"><text:a xlink:type="simple" xlink:href="http://docs.oracle.com/javase/6/docs/api/" text:style-name="ListLabel_20_10" text:visited-style-name="ListLabel_20_10"><text:span text:style-name="T1">Java™ Platform, Standard Edition 6, API Specification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ourier New" fo:font-size="10pt" fo:language="en" fo:country="none" style:letter-kerning="false" style:font-name-asian="Courier New2" style:font-size-asian="10pt" style:language-asian="zh" style:country-asian="CN" style:font-name-complex="Courier New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ourier New" fo:font-size="10pt" fo:language="en" fo:country="none" style:letter-kerning="false" style:font-name-asian="Courier New2" style:font-size-asian="10pt" style:language-asian="zh" style:country-asian="CN" style:font-name-complex="Courier New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keep-together="auto" fo:orphans="0" fo:widows="0" fo:padding="0in" fo:border="none" fo:keep-with-next="auto"/>
    </style:style>
    <style:style style:name="MP2" style:family="paragraph" style:parent-style-name="Standard">
      <style:paragraph-properties fo:text-align="center" style:justify-single-word="false" fo:keep-together="auto" fo:orphans="0" fo:widows="0" fo:padding="0in" fo:border="none" fo:keep-with-next="auto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fl3q82x3lq8y"/>JavaScript</text:p>
      </style:header>
      <style:footer>
        <text:p text:style-name="MP2"><text:page-number text:select-page="current">4</text:page-number><text:s/>-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4" meta:paragraph-count="103" meta:word-count="853" meta:character-count="6185" meta:non-whitespace-character-count="5093"/>
    <meta:generator>LibreOfficeDev/6.0.5.2$Linux_X86_64 LibreOffice_project/</meta:generator>
  </office:meta>
</office:document-meta>
</file>